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Microsoft YaHei1" svg:font-family="'Microsoft YaHei'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ystem" style:font-pitch="variable"/>
    <style:font-face style:name="Liberation Serif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6.922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3.075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1.964cm"/>
      <style:paragraph-properties style:writing-mode="lr-tb"/>
    </style:style>
    <style:style style:name="pr5" style:family="presentation" style:parent-style-name="Impress1-outline1">
      <style:graphic-properties fo:min-height="16.35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2.11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T1" style:family="text">
      <style:text-properties fo:font-size="32pt"/>
    </style:style>
    <style:style style:name="T2" style:family="text">
      <style:text-properties fo:color="#333333" style:text-outline="false" style:text-line-through-style="none" style:text-line-through-type="none" style:font-name="Noto Sans Regular4" fo:font-size="28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text-line-through-type="none" style:font-name="Noto Sans Regular4" fo:font-size="28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font-name="Noto Sans Regular4" fo:font-size="28pt" fo:font-style="normal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9211e" style:text-outline="false" style:text-line-through-style="none" style:text-line-through-type="none" style:font-name="Noto Sans Regular4" fo:font-size="28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465a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465a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465a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31.79cm" svg:height="6.922cm" svg:x="2.938cm" svg:y="4.44cm" presentation:class="title" presentation:user-transformed="true">
          <draw:text-box>
            <text:p text:style-name="P1">Прерывания<text:line-break/>Вывод и ввод символов</text:p>
          </draw:text-box>
        </draw:frame>
        <draw:frame presentation:style-name="pr2" draw:text-style-name="P3" draw:layer="layout" svg:width="31.79cm" svg:height="3.075cm" svg:x="2.938cm" svg:y="16.227cm" presentation:class="subtitle" presentation:user-transformed="true">
          <draw:text-box>
            <text:p><text:span text:style-name="T1">Курсовой проект "Эмулятор PDP-11"</text:span></text:p>
            <text:p><text:span text:style-name="T1">Занятие 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Тест урока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putchar — напечатать один символ *</text:p>
              </text:list-item>
              <text:list-item>
                <text:p>hello — напечатать Hello, world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5" draw:layer="layout" svg:width="35.979cm" svg:height="2.118cm" svg:x="0.827cm" svg:y="0.583cm" presentation:class="title" presentation:user-transformed="true">
          <draw:text-box>
            <text:p>Регистры внешних устройств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Внешние устройства: <text:line-break/>дисплей, клавиатура, принтер, диски</text:p>
              </text:list-item>
              <text:list-item>
                <text:p>Взаимодействие через ячейки памяти <text:line-break/>(последние 8Кб)</text:p>
              </text:list-item>
              <text:list-item>
                <text:p>Дисплей: адреса (восьмеричные!)<text:line-break/>0177564 — команды и статус<text:line-break/>0177566 — данные</text:p>
              </text:list-item>
              <text:list-item>
                <text:p>Клавиатура: адреса<text:line-break/>0177560 — команды и статус <text:line-break/>0177562 — данны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Печать 1 символа</text:p>
          </draw:text-box>
        </draw:frame>
        <draw:frame presentation:style-name="pr5" draw:text-style-name="P5" draw:layer="layout" svg:width="27.661cm" svg:height="16.6cm" svg:x="0.941cm" svg:y="2.817cm" presentation:class="outline" presentation:user-transformed="true">
          <draw:text-box>
            <text:list text:style-name="L3">
              <text:list-item>
                <text:p><text:span text:style-name="T2">ASCII код записывается в </text:span><text:span text:style-name="T3">байт</text:span><text:span text:style-name="T2"> по адресу </text:span><text:span text:style-name="T4">0177566</text:span></text:p>
              </text:list-item>
              <text:list-item>
                <text:p><text:span text:style-name="T4">'a</text:span><text:span text:style-name="T5"> — ASCII код символа а <text:s/>(одна одинарная кавычка). </text:span><text:span text:style-name="T5"><text:line-break/></text:span><text:span text:style-name="T5">Осюда пошло обозначение константы 'a' в С.</text:span></text:p>
              </text:list-item>
              <text:list-item>
                <text:p><text:span text:style-name="T5">псевдокоманда ассемблера</text:span><text:span text:style-name="T5"><text:line-break/></text:span><text:span text:style-name="T5">odata = 177566</text:span><text:span text:style-name="T5"><text:tab/></text:span><text:span text:style-name="T5"><text:tab/></text:span><text:span text:style-name="T5"><text:tab/></text:span><text:span text:style-name="T5">; регистр данных дисплея</text:span></text:p>
              </text:list-item>
              <text:list-item>
                <text:p><text:span text:style-name="T5">movb #'a, @#odata</text:span><text:span text:style-name="T5"><text:line-break/></text:span><text:span text:style-name="T5">или</text:span><text:span text:style-name="T5"><text:line-break/></text:span><text:span text:style-name="T5">movb #'a, odata</text:span></text:p>
              </text:list-item>
              <text:list-item>
                <text:p><text:span text:style-name="T6">Как напечатать hello?</text:span><text:span text:style-name="T6"><text:line-break/></text:span><text:span text:style-name="T6">movb #'h, odata</text:span><text:span text:style-name="T6"><text:line-break/></text:span><text:span text:style-name="T6">movb #'e, odata</text:span><text:span text:style-name="T6"><text:line-break/></text:span><text:span text:style-name="T6">уже не работает, movb быстрее, чем вывод на экран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Регистр состояния устройства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16 бит, описывают состояние устройства,<text:line-break/>7 бит <text:s/>- бит готовности устройства</text:p>
                <text:list>
                  <text:list-item>
                    <text:p>1 — устройство готово выводить символ</text:p>
                  </text:list-item>
                  <text:list-item>
                    <text:p>0 — устройство занято</text:p>
                  </text:list-item>
                </text:list>
              </text:list-item>
              <text:list-item>
                <text:p>Ждем, пока устройство станет готовым<text:line-break/>Печатаем символ</text:p>
              </text:list-item>
              <text:list-item>
                <text:p>7 бит — знаковый (1 — отрицательное число)</text:p>
              </text:list-item>
              <text:list-item>
                <text:p>ostat <text:s/>= <text:span text:style-name="T4">177564</text:span>; регистр состояния дисплея<text:line-break/>odata = <text:span text:style-name="T7">177566</text:span>; регистр данных диспле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Проверка готовности устройства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ostat = 177564<text:line-break/>odata = 177566<text:line-break/><text:tab/>.= 1000<text:line-break/><text:tab/>movb #'*, R0<text:tab/><text:tab/>; ascii код символа *<text:line-break/><text:line-break/>putchar:<text:line-break/><text:tab/>tstb 177564<text:tab/><text:tab/>; бит готовности во флаг N<text:line-break/><text:tab/>bpl putchar<text:tab/><text:tab/>; устройство не готово? ждем<text:line-break/><text:tab/>movb R0, odata<text:tab/>; печатаем символ</text:p>
                <text:p><text:line-break/><text:tab/>ha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Псевдокоманды (директивы) ассемблера</text:p>
          </draw:text-box>
        </draw:frame>
        <draw:frame presentation:style-name="pr5" draw:text-style-name="P5" draw:layer="layout" svg:width="28.379cm" svg:height="16.6cm" svg:x="0.941cm" svg:y="3.317cm" presentation:class="outline" presentation:user-transformed="true">
          <draw:text-box>
            <text:list text:style-name="L3">
              <text:list-item>
                <text:p>Начинаются с точки</text:p>
              </text:list-item>
              <text:list-item>
                <text:p>Не мнемоники машинного кода, а управляют ассемблером или влияют на размещение данных</text:p>
              </text:list-item>
              <text:list-item>
                <text:p><text:span text:style-name="T4">.=</text:span> адрес — изменить текущий адрес размещения кода</text:p>
              </text:list-item>
              <text:list-item>
                <text:p><text:span text:style-name="T4">.BYTE</text:span> 3, 7, -11<text:line-break/>Разместить числа по 1 числу на байт</text:p>
              </text:list-item>
              <text:list-item>
                <text:p><text:span text:style-name="T4">.BLKB</text:span> 4<text:line-break/>Резервировать 4 байта в памяти, начиная с текущего</text:p>
              </text:list-item>
              <text:list-item>
                <text:p><text:span text:style-name="T4">.WORD</text:span> 3, 7, -11<text:line-break/><text:span text:style-name="T4">.BLKW</text:span> 4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5" draw:layer="layout" svg:width="35.979cm" svg:height="2.118cm" svg:x="0.827cm" svg:y="0.583cm" presentation:class="title" presentation:user-transformed="true">
          <draw:text-box>
            <text:p>Константы и метки ассемблера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A = 123<text:line-break/><text:tab/>.= 1000<text:line-break/>B: <text:tab/>.WORD 15, 12<text:span text:style-name="T4">.</text:span> ,<text:span text:style-name="T4"> '</text:span>z, A, B</text:p>
              </text:list-item>
              <text:list-item>
                <text:p>001000 <text:s/>000015 <text:s/><text:span text:style-name="T7">восьмеричная</text:span> константа 15 легла по адресу, указанному в .= как текущий</text:p>
              </text:list-item>
              <text:list-item>
                <text:p>001002 <text:s/>000015 <text:s/><text:span text:style-name="T7">десятичное</text:span> 12 есть 15 в восьмеричной системе</text:p>
              </text:list-item>
              <text:list-item>
                <text:p>001004 <text:s/>000172 <text:s/>это <text:span text:style-name="T7">ascii-код</text:span> символа z</text:p>
              </text:list-item>
              <text:list-item>
                <text:p>001006 <text:s/>000123 <text:s/>значение <text:span text:style-name="T7">константы</text:span> А</text:p>
              </text:list-item>
              <text:list-item>
                <text:p>001010 <text:s/>001000 <text:s/>значение константы (<text:span text:style-name="T7">метки</text:span>) 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Запись строки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<text:span text:style-name="T4">.BYTE</text:span><text:tab/>'h, 'e, 'l, 'l, 'o, 0</text:p>
              </text:list-item>
              <text:list-item>
                <text:p><text:span text:style-name="T8">.ASCII</text:span><text:span text:style-name="T2"> #Hello, world!#</text:span><text:span text:style-name="T2"><text:line-break/></text:span><text:span text:style-name="T8">.ASCII</text:span><text:span text:style-name="T2"> SHello, world!S</text:span><text:span text:style-name="T2"><text:line-break/></text:span><text:span text:style-name="T8">.ASCII</text:span><text:span text:style-name="T2"> /Hello, world!/</text:span><text:span text:style-name="T2"><text:line-break/></text:span><text:span text:style-name="T4">.ASCII</text:span> #Hello,#&lt;15&gt;&lt;12&gt;#world!# - после запятой напечатаются \r\n (символы возврата каретки и новой строки)<text:tab/></text:p>
              </text:list-item>
              <text:list-item>
                <text:p><text:span text:style-name="T4">.ASCIZ</text:span> #Hello, world!#<text:tab/>; ноль в конце</text:p>
              </text:list-item>
              <text:list-item>
                <text:p><text:span text:style-name="T4">.EVEN</text:span> - следующее слово с четного адреса (пропускает 1 байт, если нужно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Hello, world!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<text:s text:c="7"/><text:tab/><text:tab/>.= 200<text:tab/><text:tab/>; блок данных<text:line-break/>A:<text:tab/> <text:s/><text:tab/><text:tab/>.ASCIZ<text:tab/>/Hello, world!/<text:line-break/> <text:s text:c="6"/><text:tab/><text:tab/>.= 1000<text:line-break/><text:tab/> <text:s/><text:tab/><text:tab/>mov <text:tab/><text:tab/>#A, R1<text:tab/><text:tab/><text:tab/>; R1 — адрес символа<text:line-break/>puts:<text:tab/> <text:s text:c="3"/><text:tab/>movb <text:s text:c="3"/>(R1)+, R0<text:tab/><text:tab/>; R0 — ascii-код символа<text:line-break/><text:tab/> <text:s text:c="3"/><text:tab/><text:tab/>beq <text:s text:c="4"/><text:tab/>END<text:tab/><text:tab/><text:tab/><text:tab/>; это конец строки?<text:line-break/>putchar:<text:tab/><text:tab/><text:tab/><text:tab/><text:tab/><text:tab/><text:tab/><text:tab/>; печать 1 символа<text:line-break/><text:tab/> <text:s text:c="3"/><text:tab/><text:tab/>tstb <text:s text:c="3"/><text:tab/>ostat<text:tab/><text:tab/><text:tab/><text:tab/>; устройство готово?<text:line-break/><text:tab/> <text:s text:c="3"/><text:tab/><text:tab/>bpl <text:s text:c="4"/><text:tab/>putchar<text:tab/><text:tab/><text:tab/>; ждем если не готово<text:line-break/><text:tab/> <text:s text:c="3"/><text:tab/><text:tab/>movb <text:s text:c="3"/>R0, odata<text:tab/><text:tab/>; печатаем 1 символ<text:line-break/><text:tab/> <text:s text:c="3"/><text:tab/><text:tab/>br <text:s text:c="5"/><text:tab/>puts<text:tab/><text:tab/><text:tab/><text:tab/>; идем к следующему<text:line-break/>END:<text:tab/><text:tab/>ha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Microsoft YaHei1" svg:font-family="'Microsoft YaHei'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ystem" style:font-pitch="variable"/>
    <style:font-face style:name="Liberation Serif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ffff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Arial Unicode MS1" fo:font-family="'Arial Unicode MS'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Arial Unicode MS1" fo:font-family="'Arial Unicode MS'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40458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40458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40458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40458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40458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40458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40458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40458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40458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40458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40458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40458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465a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465a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465a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58c" style:text-line-through-style="none" style:text-line-through-type="none" style:text-position="0% 100%" style:font-name="Arial Unicode MS1" fo:font-family="'Arial Unicode MS'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58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58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58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1" fo:font-family="Tahoma" style:font-family-generic="swiss" style:font-pitch="variable" fo:font-size="36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6pt" style:font-style-asian="normal" style:font-weight-asian="normal" style:font-name-complex="Microsoft YaHei1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4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ffffff" draw:textarea-vertical-align="middle" draw:auto-grow-height="false" fo:min-height="3cm" fo:min-width="1.87cm"/>
    </style:style>
    <style:style style:name="Mpr3" style:family="presentation" style:parent-style-name="Impress-backgroundobjects">
      <style:graphic-properties draw:fill="none" draw:textarea-vertical-align="middle" draw:auto-grow-height="false" fo:min-height="21cm" fo:min-width="9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mpress1-outline1">
      <style:graphic-properties fo:min-height="12.18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Impress1-backgroundobjects">
      <style:graphic-properties draw:stroke="none" draw:fill="solid" draw:fill-color="#ffffff" draw:textarea-vertical-align="middle" draw:auto-grow-height="false" fo:min-height="3cm" fo:min-width="1.87cm"/>
    </style:style>
    <style:style style:name="Mpr9" style:family="presentation" style:parent-style-name="Impress1-backgroundobjects">
      <style:graphic-properties draw:stroke="none" svg:stroke-color="#b4c7dc" draw:fill="none" draw:fill-color="#729fcf" draw:textarea-vertical-align="middle" draw:auto-grow-height="false" fo:min-height="21cm" fo:min-width="9cm"/>
    </style:style>
    <style:style style:name="Mpr10" style:family="presentation" style:parent-style-name="Impress1-backgroundobjects">
      <style:graphic-properties draw:fill="none" draw:textarea-vertical-align="middle" draw:auto-grow-height="false" fo:min-height="20.74cm" fo:min-width="8.5cm"/>
    </style:style>
    <style:style style:name="Mpr11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backgroundobjects">
      <style:graphic-properties draw:fill="solid" draw:textarea-vertical-align="middle" draw:auto-grow-height="false" fo:min-height="21cm" fo:min-width="9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style:writing-mode="lr-tb"/>
    </style:style>
    <style:style style:name="MP10" style:family="paragraph">
      <loext:graphic-properties draw:fill="none" draw:fill-color="#729fcf"/>
      <style:paragraph-properties fo:text-align="center"/>
    </style:style>
    <style:style style:name="MP11" style:family="paragraph">
      <loext:graphic-properties draw:fill="solid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465a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465a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465a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52cm" svg:x="1cm" svg:y="3.746cm"/>
      <draw:page-thumbnail draw:layer="backgroundobjects" svg:width="8.999cm" svg:height="5.052cm" svg:x="1cm" svg:y="12.322cm"/>
      <draw:page-thumbnail draw:layer="backgroundobjects" svg:width="8.999cm" svg:height="5.052cm" svg:x="1cm" svg:y="20.898cm"/>
      <draw:page-thumbnail draw:layer="backgroundobjects" svg:width="8.999cm" svg:height="5.052cm" svg:x="11cm" svg:y="3.746cm"/>
      <draw:page-thumbnail draw:layer="backgroundobjects" svg:width="8.999cm" svg:height="5.052cm" svg:x="11cm" svg:y="12.322cm"/>
      <draw:page-thumbnail draw:layer="backgroundobjects" svg:width="8.999cm" svg:height="5.052cm" svg:x="11cm" svg:y="20.898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4.931cm" svg:height="4cm" svg:x="2.938cm" svg:y="4.991cm" presentation:class="title" presentation:placeholder="true">
        <draw:text-box/>
      </draw:frame>
      <draw:frame presentation:style-name="Impress-outline1" draw:layer="backgroundobjects" svg:width="31.79cm" svg:height="2.729cm" svg:x="2.938cm" svg:y="16.4cm" presentation:class="outline" presentation:placeholder="true">
        <draw:text-box/>
      </draw:frame>
      <draw:frame presentation:style-name="Mpr1" draw:text-style-name="MP2" draw:layer="backgroundobjects" svg:width="8.713cm" svg:height="1.448cm" svg:x="1.869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1.854cm" svg:height="1.448cm" svg:x="12.79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8.713cm" svg:height="1.448cm" svg:x="26.815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87cm" svg:height="3cm" svg:x="0cm" svg:y="12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8" draw:layer="backgroundobjects" svg:width="9cm" svg:height="21cm" svg:x="28.281cm" svg:y="-0.03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35.979cm" svg:height="1.964cm" svg:x="0.827cm" svg:y="0.66cm" presentation:class="title" presentation:placeholder="true">
        <draw:text-box/>
      </draw:frame>
      <draw:frame presentation:style-name="Mpr6" draw:text-style-name="MP9" draw:layer="backgroundobjects" svg:width="27.661cm" svg:height="16.6cm" svg:x="0.941cm" svg:y="3.31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4" draw:layer="backgroundobjects" svg:width="8.713cm" svg:height="0.778cm" svg:x="28.151cm" svg:y="19.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8" draw:text-style-name="MP7" draw:layer="backgroundobjects" svg:width="1.87cm" svg:height="3cm" svg:x="0cm" svg:y="0.1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9cm" svg:height="21cm" svg:x="28.517cm" svg:y="-0.035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8" draw:layer="backgroundobjects" svg:width="9cm" svg:height="21cm" svg:x="28.398cm" svg:y="-0.09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7.928cm" svg:height="3.506cm" svg:x="0.529cm" svg:y="0.837cm" presentation:class="title" presentation:placeholder="true">
        <draw:text-box/>
      </draw:frame>
      <draw:frame presentation:style-name="Default-outline1" draw:layer="backgroundobjects" svg:width="27.373cm" svg:height="15.43cm" svg:x="0.823cm" svg:y="4.855cm" presentation:class="outline" presentation:placeholder="true">
        <draw:text-box/>
      </draw:frame>
      <draw:custom-shape presentation:style-name="Mpr13" draw:text-style-name="MP11" draw:layer="backgroundobjects" svg:width="9cm" svg:height="21cm" svg:x="28.398cm" svg:y="-0.09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09T19:04:28.148000000</meta:creation-date>
    <meta:editing-duration>P21DT1H4M19S</meta:editing-duration>
    <meta:editing-cycles>452</meta:editing-cycles>
    <meta:generator>LibreOffice/6.3.4.2$Windows_X86_64 LibreOffice_project/60da17e045e08f1793c57c00ba83cdfce946d0aa</meta:generator>
    <dc:title>Impress</dc:title>
    <dc:date>2020-03-15T21:42:11.796000000</dc:date>
    <meta:document-statistic meta:object-count="80"/>
  </office:meta>
</office:document-meta>
</file>